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list-style-name="L1"/>
    <style:style style:name="P2" style:family="paragraph" style:list-style-name="L2"/>
    <style:style style:name="P3" style:family="paragraph" style:list-style-name="L3"/>
    <style:style style:name="T1" style:family="text">
      <style:text-properties loext:padding="0.049cm" loext:border="0.06pt solid #d9d9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Trabajo: Análisis y Configuración de un Sistema Microinformático</text:span></text:p>
      <text:p text:style-name="Text_20_body"><text:span text:style-name="Strong_20_Emphasis">Objetivos del Trabajo:</text:span></text:p>
      <text:list text:style-name="L1">
        <text:list-item>
          <text:p text:style-name="Text_20_body">Entender y aplicar conocimientos sobre la arquitectura de sistemas informáticos.</text:p>
        </text:list-item>
        <text:list-item>
          <text:p text:style-name="Text_20_body">Configurar correctamente un equipo informático y sus periféricos.</text:p>
        </text:list-item>
        <text:list-item>
          <text:p text:style-name="Text_20_body">Diagnosticar y solucionar problemas de hardware y software.</text:p>
        </text:list-item>
      </text:list>
      <text:p text:style-name="Text_20_body"><text:span text:style-name="Strong_20_Emphasis">Instrucciones:</text:span></text:p>
      <text:list text:style-name="L2">
        <text:list-item>
          <text:p text:style-name="Text_20_body"><text:span text:style-name="Strong_20_Emphasis">Parte Teórica:</text:span></text:p>
          <text:list>
            <text:list-item>
              <text:p text:style-name="Text_20_body"><text:span text:style-name="Strong_20_Emphasis">Análisis de Arquitectura de Sistemas (1.1, 1.2, 1.3):</text:span> Redacta un documento donde describas el esquema funcional y estructura de un ordenador personal estándar. Deberás identificar los componentes principales de un sistema microinformático, explicar su función y cómo se relacionan entre sí en el proceso de arranque del equipo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8:56:23.095034308</meta:creation-date>
    <dc:date>2023-11-06T19:00:10.922981984</dc:date>
    <meta:editing-duration>PT3M47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8" meta:word-count="93" meta:character-count="651" meta:non-whitespace-character-count="571"/>
  </office:meta>
</office:document-meta>
</file>